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7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text-style-name="P2" draw:layer="layout" svg:width="15cm" svg:height="7.693cm" svg:x="6.8cm" svg:y="7.507cm" presentation:class="subtitle" presentation:user-transformed="true">
          <draw:text-box>
            <text:p><text:span text:style-name="T1">„</text:span><text:span text:style-name="T1">Beautiful is better than ugly“</text:span></text:p>
            <text:p text:style-name="P1"><text:span text:style-name="T2"/></text:p>
            <text:p text:style-name="P1"><text:span text:style-name="T2">The Zen of Python, Tim P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ido van Rossum</text:p>
              </text:list-item>
              <text:list-item>
                <text:p>Anfang 1990er als Zeitvertreib</text:p>
              </text:list-item>
              <text:list-item>
                <text:p>Als Nachfolger von ABC</text:p>
              </text:list-item>
              <text:list-item>
                <text:p>Python 1.0: Januar 1994</text:p>
                <text:list>
                  <text:list-item>
                    <text:p>Achtung: aktuell 2 Ver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kriptsprache</text:p>
              </text:list-item>
              <text:list-item>
                <text:p>Einfache, klare Syntax (!)</text:p>
              </text:list-item>
              <text:list-item>
                <text:p>Standard-Library, Erweiterbar (auch C)</text:p>
              </text:list-item>
              <text:list-item>
                <text:p>Multi-Paradig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adig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kt-orientiert</text:p>
              </text:list-item>
              <text:list-item>
                <text:p>Funktional</text:p>
              </text:list-item>
              <text:list-item>
                <text:p>Aspekt-orientiert</text:p>
              </text:list-item>
              <text:list-item>
                <text:p>Typisierung stark, dynam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kriptsprachen: Interpr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&lt;&lt; Grafik für Ablauf &gt;&gt;&gt;</text:p>
              </text:list-item>
              <text:list-item>
                <text:p>CPython != Cython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e Datei (hello.py)</text:p>
              </text:list-item>
              <text:list-item>
                <text:p>„<text:span text:style-name="T3">print('Hello World')</text:span>“ → speichern</text:p>
                <text:p/>
              </text:list-item>
              <text:list-item>
                <text:p>Linux &amp; Mac: <text:span text:style-name="T3">python3 hello.py</text:span></text:p>
              </text:list-item>
              <text:list-item>
                <text:p><text:span text:style-name="T4">Windows:</text:span><text:span text:style-name="T3"> C:\Python34\Python.exe hello.py</text:span></text:p>
              </text:list-item>
              <text:list-item>
                <text:p><text:span text:style-name="T3">&lt;&lt;&lt; evnt. Grafik? &gt;&gt;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: Interaktiver Mod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„Konsole“ für Python-Ausdrücke</text:p>
              </text:list-item>
              <text:list-item>
                <text:p>&lt;&lt;&lt; grafik aufruf &gt;&gt;&gt;</text:p>
              </text:list-item>
              <text:list-item>
                <text:p>Skript mit anschl. Interaktiven Modus:</text:p>
                <text:p><text:span text:style-name="T3">python3 -i program.py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Type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Mutable:</text:span></text:p>
              </text:list-header>
              <text:list-item>
                <text:p>Zahlen (int, float, complex)</text:p>
              </text:list-item>
              <text:list-item>
                <text:p>Bool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Funktionen (!)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5">Immutable:</text:span></text:p>
              </text:list-header>
              <text:list-item>
                <text:p>String</text:p>
              </text:list-item>
              <text:list-item>
                <text:p>Tuple</text:p>
              </text:list-item>
              <text:list-item>
                <text:p>Dictionary-Schlüss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ithmetisch: + - * / // % ** </text:p>
              </text:list-item>
              <text:list-item>
                <text:p>Bitwise: &lt;&lt; &gt;&gt;</text:p>
              </text:list-item>
              <text:list-item>
                <text:p>Logisch: and(&amp;&amp;) or(||) n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uilt-In functions (BIF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&lt;&lt; Tabelle 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flu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99 Bottles of Beer:</text:p>
                <text:p>&lt;&lt;&lt; grafik oder programmtext &gt;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fruf wie in C/C++</text:p>
              </text:list-item>
              <text:list-item>
                <text:p>Einfaches Überschreiben</text:p>
                <text:p>z.B. os.getcwd = myfunction</text:p>
              </text:list-item>
              <text:list-item>
                <text:p>Als Parameter (Funktionszeiger)</text:p>
                <text:p>z.B. func_a(func_b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lass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kipedia </text:p>
                <text:p><text:a xlink:href="https://de.wikipedia.org/wiki/Python_%28Programmiersprache%29" xlink:type="simple">https://de.wikipedia.org/wiki/Python_%28Programmiersprache%29</text:a></text:p>
              </text:list-item>
              <text:list-item>
                <text:p>Python-Kurs</text:p>
                <text:p><text:a xlink:href="http://python-kurs.eu/" xlink:type="simple">http://python-kurs.eu/</text:a></text:p>
              </text:list-item>
              <text:list-item>
                <text:p>Head First Python</text:p>
                <text:p>O'Reilly-Verlag, Paul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09:28:52.286631218</meta:creation-date>
    <dc:date>2015-04-08T14:15:04.075510856</dc:date>
    <meta:editing-duration>PT1H17M29S</meta:editing-duration>
    <meta:editing-cycles>5</meta:editing-cycles>
    <meta:generator>LibreOffice/4.3.3.2$Linux_X86_64 LibreOffice_project/430m0$Build-2</meta:generator>
    <meta:document-statistic meta:object-count="82"/>
  </office:meta>
</office:document-meta>
</file>